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tih Güven</text:p>
      <text:p text:style-name="P5">191013017</text:p>
      <text:p text:style-name="P1"><text:span text:style-name="T1"/></text:p>
      <text:p text:style-name="P1"><text:span text:style-name="T1">from</text:span> tkinter <text:span text:style-name="T1">import</text:span> *</text:p>
      <text:p text:style-name="P1"><text:span text:style-name="T1">from</text:span> tkinter <text:span text:style-name="T1">import</text:span> ttk</text:p>
      <text:p text:style-name="P1"><text:span text:style-name="T1">import</text:span> sqlite3</text:p>
      <text:p text:style-name="P1"><text:span text:style-name="T1">from</text:span> models <text:span text:style-name="T1">import</text:span> *</text:p>
      <text:p text:style-name="P1"><text:span text:style-name="T1">from</text:span> events <text:span text:style-name="T1">import</text:span> *</text:p>
      <text:p text:style-name="P1"><text:span text:style-name="T1">import</text:span> threading, time</text:p>
      <text:p text:style-name="P4"/>
      <text:p text:style-name="P2"># Veritabanı bağlantısını kur</text:p>
      <text:p text:style-name="P1">db = sqlite3.connect(<text:span text:style-name="T2">"mailler.db"</text:span>)</text:p>
      <text:p text:style-name="P4"/>
      <text:p text:style-name="P2"># tabloları oluştur</text:p>
      <text:p text:style-name="P1">initTables(db)</text:p>
      <text:p text:style-name="P4"/>
      <text:p text:style-name="P1">main = <text:span text:style-name="T3">None</text:span></text:p>
      <text:p text:style-name="P4"/>
      <text:p text:style-name="P1"><text:span text:style-name="T3">class</text:span> <text:span text:style-name="T4">mainForm</text:span>():</text:p>
      <text:p text:style-name="P1">root = <text:span text:style-name="T3">None</text:span></text:p>
      <text:p text:style-name="P4"/>
      <text:p text:style-name="P1">currentmail = <text:span text:style-name="T3">None</text:span></text:p>
      <text:p text:style-name="P4"/>
      <text:p text:style-name="P1"><text:span text:style-name="T3">def</text:span> <text:span text:style-name="T5">__init__</text:span>(<text:span text:style-name="T6">self</text:span>):</text:p>
      <text:p text:style-name="P2"># pencereyi oluştur</text:p>
      <text:p text:style-name="P1"><text:span text:style-name="T3">self</text:span>.root = Tk()</text:p>
      <text:p text:style-name="P1"><text:span text:style-name="T3">self</text:span>.root.title(<text:span text:style-name="T2">"Toplu Mail Yazılımı"</text:span>)</text:p>
      <text:p text:style-name="P1"><text:span text:style-name="T3">self</text:span>.root.geometry(<text:span text:style-name="T2">"640x420"</text:span>)</text:p>
      <text:p text:style-name="P1"><text:span text:style-name="T3">self</text:span>.root.resizable(<text:span text:style-name="T3">False</text:span>, <text:span text:style-name="T3">False</text:span>)</text:p>
      <text:p text:style-name="P4"/>
      <text:p text:style-name="P1">Button(<text:span text:style-name="T3">self</text:span>.root, <text:span text:style-name="T6">text</text:span>=<text:span text:style-name="T2">"Yeni Hesap Ekle"</text:span>, <text:span text:style-name="T6">command</text:span>=<text:span text:style-name="T3">self</text:span>.addnewaccoount).place(<text:span text:style-name="T6">x</text:span>=<text:span text:style-name="T7">500</text:span>,<text:span text:style-name="T6">y</text:span>=<text:span text:style-name="T7">5</text:span>)</text:p>
      <text:p text:style-name="P2"># gönderme işleminin yapılacağı mail hesabı</text:p>
      <text:p text:style-name="P1"><text:span text:style-name="T3">self</text:span>.currentmail = ttk.Combobox(<text:span text:style-name="T3">self</text:span>.root, <text:span text:style-name="T6">state</text:span>=<text:span text:style-name="T2">"readonly"</text:span>, <text:span text:style-name="T6">width</text:span>=<text:span text:style-name="T7">30</text:span>)</text:p>
      <text:p text:style-name="P1"><text:span text:style-name="T3">self</text:span>.currentmail.place(<text:span text:style-name="T6">x</text:span>=<text:span text:style-name="T7">230</text:span>, <text:span text:style-name="T6">y</text:span>=<text:span text:style-name="T7">11</text:span>)</text:p>
      <text:p text:style-name="P4"/>
      <text:p text:style-name="P2"># alıcılara mail ekle</text:p>
      <text:p text:style-name="P1"><text:span text:style-name="T3">self</text:span>.addreceiverbtn = Button(<text:span text:style-name="T3">self</text:span>.root, <text:span text:style-name="T6">text</text:span>=<text:span text:style-name="T2">"+"</text:span>, <text:span text:style-name="T6">width</text:span>=<text:span text:style-name="T7">4</text:span>, <text:span text:style-name="T6">command</text:span>=<text:span text:style-name="T3">self</text:span>.addreceiver)</text:p>
      <text:p text:style-name="P1"><text:span text:style-name="T3">self</text:span>.addreceiverbtn.place(<text:span text:style-name="T6">y</text:span>=<text:span text:style-name="T7">5</text:span>,<text:span text:style-name="T6">x</text:span>=<text:span text:style-name="T7">5</text:span>)</text:p>
      <text:p text:style-name="P4"/>
      <text:p text:style-name="P2"># alıcı listesini yenile</text:p>
      <text:p text:style-name="P1"><text:span text:style-name="T3">self</text:span>.addreceiverbtn = Button(<text:span text:style-name="T3">self</text:span>.root, <text:span text:style-name="T6">text</text:span>=<text:span text:style-name="T2">"↻"</text:span>, <text:span text:style-name="T6">width</text:span>=<text:span text:style-name="T7">4</text:span>, <text:span text:style-name="T6">command</text:span>=<text:span text:style-name="T3">self</text:span>.updateCurrentMails)</text:p>
      <text:p text:style-name="P1"><text:span text:style-name="T3">self</text:span>.addreceiverbtn.place(<text:span text:style-name="T6">y</text:span>=<text:span text:style-name="T7">5</text:span>,<text:span text:style-name="T6">x</text:span>=<text:span text:style-name="T7">73</text:span>)</text:p>
      <text:p text:style-name="P4"/>
      <text:p text:style-name="P2"># seçili alıcıyı sil</text:p>
      <text:p text:style-name="P1"><text:span text:style-name="T3">self</text:span>.addreceiverbtn = Button(<text:span text:style-name="T3">self</text:span>.root, <text:span text:style-name="T6">text</text:span>=<text:span text:style-name="T2">"-"</text:span>, <text:span text:style-name="T6">width</text:span>=<text:span text:style-name="T7">4</text:span>, <text:span text:style-name="T6">command</text:span>=<text:span text:style-name="T3">self</text:span>.deletereceiver)</text:p>
      <text:p text:style-name="P1"><text:span text:style-name="T3">self</text:span>.addreceiverbtn.place(<text:span text:style-name="T6">y</text:span>=<text:span text:style-name="T7">5</text:span>,<text:span text:style-name="T6">x</text:span>=<text:span text:style-name="T7">141</text:span>)</text:p>
      <text:p text:style-name="P4"/>
      <text:p text:style-name="P2"># mail listesi</text:p>
      <text:p text:style-name="P1"><text:soft-page-break/><text:span text:style-name="T3">self</text:span>.maillist = Listbox(<text:span text:style-name="T3">self</text:span>.root, <text:span text:style-name="T6">width</text:span>=<text:span text:style-name="T7">25</text:span>, <text:span text:style-name="T6">height</text:span>=<text:span text:style-name="T7">21</text:span>)</text:p>
      <text:p text:style-name="P1"><text:span text:style-name="T3">self</text:span>.maillist.place(<text:span text:style-name="T6">y</text:span>=<text:span text:style-name="T7">40</text:span>,<text:span text:style-name="T6">x</text:span>=<text:span text:style-name="T7">0</text:span>)</text:p>
      <text:p text:style-name="P4"/>
      <text:p text:style-name="P2"># gönderilecek mail içerikleri</text:p>
      <text:p text:style-name="P1">Label(<text:span text:style-name="T3">self</text:span>.root, <text:span text:style-name="T6">text</text:span>=<text:span text:style-name="T2">"Başlık"</text:span>).place(<text:span text:style-name="T6">x</text:span>=<text:span text:style-name="T7">220</text:span>, <text:span text:style-name="T6">y</text:span>=<text:span text:style-name="T7">40</text:span>)</text:p>
      <text:p text:style-name="P1"><text:span text:style-name="T3">self</text:span>.title = Entry(<text:span text:style-name="T3">self</text:span>.root, <text:span text:style-name="T6">width</text:span>=<text:span text:style-name="T7">44</text:span>)</text:p>
      <text:p text:style-name="P1"><text:span text:style-name="T3">self</text:span>.title.place(<text:span text:style-name="T6">x</text:span>=<text:span text:style-name="T7">270</text:span>, <text:span text:style-name="T6">y</text:span>=<text:span text:style-name="T7">40</text:span>)</text:p>
      <text:p text:style-name="P1">Label(<text:span text:style-name="T3">self</text:span>.root, <text:span text:style-name="T6">text</text:span>=<text:span text:style-name="T2">"Mesaj"</text:span>).place(<text:span text:style-name="T6">x</text:span>=<text:span text:style-name="T7">220</text:span>, <text:span text:style-name="T6">y</text:span>=<text:span text:style-name="T7">70</text:span>)</text:p>
      <text:p text:style-name="P1"><text:span text:style-name="T3">self</text:span>.message = Text(<text:span text:style-name="T3">self</text:span>.root, <text:span text:style-name="T6">width</text:span>=<text:span text:style-name="T7">50</text:span>, <text:span text:style-name="T6">height</text:span>=<text:span text:style-name="T7">16</text:span>)</text:p>
      <text:p text:style-name="P1"><text:span text:style-name="T3">self</text:span>.message.place(<text:span text:style-name="T6">x</text:span>=<text:span text:style-name="T7">220</text:span>, <text:span text:style-name="T6">y</text:span>=<text:span text:style-name="T7">90</text:span>)</text:p>
      <text:p text:style-name="P4"/>
      <text:p text:style-name="P2"># mail gönder</text:p>
      <text:p text:style-name="P1"><text:span text:style-name="T3">self</text:span>.sendmailbtn = Button(<text:span text:style-name="T3">self</text:span>.root, <text:span text:style-name="T6">text</text:span>=<text:span text:style-name="T2">"Gönder"</text:span>, <text:span text:style-name="T6">width</text:span>=<text:span text:style-name="T7">10</text:span>, <text:span text:style-name="T6">command</text:span>=<text:span text:style-name="T3">self</text:span>.sendmails)</text:p>
      <text:p text:style-name="P1"><text:span text:style-name="T3">self</text:span>.sendmailbtn.place(<text:span text:style-name="T6">x</text:span>=<text:span text:style-name="T7">515</text:span>,<text:span text:style-name="T6">y</text:span>=<text:span text:style-name="T7">380</text:span>)</text:p>
      <text:p text:style-name="P4"/>
      <text:p text:style-name="P1"><text:span text:style-name="T3">self</text:span>.sendstatus = Label(<text:span text:style-name="T3">self</text:span>.root, <text:span text:style-name="T6">text</text:span>=<text:span text:style-name="T2">""</text:span>)</text:p>
      <text:p text:style-name="P1"><text:span text:style-name="T3">self</text:span>.sendstatus.place(<text:span text:style-name="T6">x</text:span>=<text:span text:style-name="T7">220</text:span>,<text:span text:style-name="T6">y</text:span>=<text:span text:style-name="T7">380</text:span>)</text:p>
      <text:p text:style-name="P4"/>
      <text:p text:style-name="P2"># başlangıç güncellemeleri</text:p>
      <text:p text:style-name="P1"><text:span text:style-name="T3">self</text:span>.updateCurrentMails()</text:p>
      <text:p text:style-name="P1"><text:span text:style-name="T3">self</text:span>.currentmail.current(<text:span text:style-name="T7">0</text:span>)</text:p>
      <text:p text:style-name="P1"><text:span text:style-name="T3">self</text:span>.updateReceiverList()</text:p>
      <text:p text:style-name="P4"/>
      <text:p text:style-name="P1"><text:span text:style-name="T3">self</text:span>.root.mainloop()</text:p>
      <text:p text:style-name="P4"/>
      <text:p text:style-name="P1"><text:span text:style-name="T3">def</text:span> <text:span text:style-name="T5">sendmails</text:span>(<text:span text:style-name="T6">self</text:span>):</text:p>
      <text:p text:style-name="P1"><text:span text:style-name="T3">global</text:span> db</text:p>
      <text:p text:style-name="P1">c = db.cursor()</text:p>
      <text:p text:style-name="P1">c.execute(<text:span text:style-name="T2">"SELECT oid, name, mail FROM `mailaddress` ORDER BY RANDOM()"</text:span>)</text:p>
      <text:p text:style-name="P1">maillist = c.fetchall()</text:p>
      <text:p text:style-name="P1">db.commit()</text:p>
      <text:p text:style-name="P1">mlist = []</text:p>
      <text:p text:style-name="P1"><text:span text:style-name="T1">for</text:span> receiver <text:span text:style-name="T1">in</text:span> maillist:</text:p>
      <text:p text:style-name="P1">mlist.append({</text:p>
      <text:p text:style-name="P1"><text:span text:style-name="T2">"oid"</text:span>: receiver[<text:span text:style-name="T7">0</text:span>],</text:p>
      <text:p text:style-name="P1"><text:span text:style-name="T2">"name"</text:span>: receiver[<text:span text:style-name="T7">1</text:span>],</text:p>
      <text:p text:style-name="P1"><text:span text:style-name="T2">"mail"</text:span>: receiver[<text:span text:style-name="T7">2</text:span>]</text:p>
      <text:p text:style-name="P1">})</text:p>
      <text:p text:style-name="P4"/>
      <text:p text:style-name="P1">title = <text:span text:style-name="T3">self</text:span>.title.get()</text:p>
      <text:p text:style-name="P1">message = <text:span text:style-name="T3">self</text:span>.message.get(<text:span text:style-name="T2">"1.0"</text:span>,END)</text:p>
      <text:p text:style-name="P1">c = db.cursor()</text:p>
      <text:p text:style-name="P1">c.execute(<text:span text:style-name="T2">"SELECT * FROM `smtp` WHERE mail=:mail"</text:span>, {<text:span text:style-name="T2">'mail'</text:span>:<text:span text:style-name="T3">self</text:span>.currentmail.get()})</text:p>
      <text:p text:style-name="P1">smtpsettings = c.fetchone()</text:p>
      <text:p text:style-name="P1">db.commit()</text:p>
      <text:p text:style-name="P4"/>
      <text:p text:style-name="P1">key = <text:span text:style-name="T3">b</text:span><text:span text:style-name="T2">'Rd_SYbKvCa33Bk6ceRrTnZJpYYYqVU5kJs_OvYV7ZEM='</text:span></text:p>
      <text:p text:style-name="P1">settings = {</text:p>
      <text:p text:style-name="P1"><text:span text:style-name="T2">"server"</text:span>: smtpsettings[<text:span text:style-name="T7">3</text:span>],</text:p>
      <text:p text:style-name="P1"><text:span text:style-name="T2">"mail"</text:span>: smtpsettings[<text:span text:style-name="T7">1</text:span>],</text:p>
      <text:p text:style-name="P1"><text:span text:style-name="T2">"passwd"</text:span>: decrypt(smtpsettings[<text:span text:style-name="T7">2</text:span>], key.decode()).decode(),</text:p>
      <text:p text:style-name="P1"><text:soft-page-break/><text:span text:style-name="T2">"port"</text:span>: <text:span text:style-name="T4">int</text:span>(smtpsettings[<text:span text:style-name="T7">4</text:span>]),</text:p>
      <text:p text:style-name="P1">}</text:p>
      <text:p text:style-name="P4"/>
      <text:p text:style-name="P1"><text:span text:style-name="T3">self</text:span>.sendstatus[<text:span text:style-name="T2">'text'</text:span>] = <text:span text:style-name="T2">"Giriş yapılıyor"</text:span></text:p>
      <text:p text:style-name="P4"/>
      <text:p text:style-name="P1">x = threading.Thread(<text:span text:style-name="T6">target</text:span>=<text:span text:style-name="T3">self</text:span>.sendmails_thread, <text:span text:style-name="T6">args</text:span>=(title, message, settings, mlist,))</text:p>
      <text:p text:style-name="P1">x.start()</text:p>
      <text:p text:style-name="P4"/>
      <text:p text:style-name="P1"><text:span text:style-name="T3">def</text:span> <text:span text:style-name="T5">sendmails_thread</text:span>(<text:span text:style-name="T6">self</text:span>, <text:span text:style-name="T6">title</text:span>, <text:span text:style-name="T6">message</text:span>, <text:span text:style-name="T6">settings</text:span>, <text:span text:style-name="T6">maillist</text:span>):</text:p>
      <text:p text:style-name="P1"><text:span text:style-name="T3">self</text:span>.sendstatus[<text:span text:style-name="T2">'foreground'</text:span>] = <text:span text:style-name="T2">"dark green"</text:span></text:p>
      <text:p text:style-name="P1"><text:span text:style-name="T1">for</text:span> s <text:span text:style-name="T1">in</text:span> sendMail(title, message, settings, maillist):</text:p>
      <text:p text:style-name="P1"><text:span text:style-name="T3">self</text:span>.sendstatus[<text:span text:style-name="T2">'text'</text:span>] = s[<text:span text:style-name="T2">'message'</text:span>]</text:p>
      <text:p text:style-name="P1"><text:span text:style-name="T1">if</text:span> s[<text:span text:style-name="T2">'status'</text:span>] == <text:span text:style-name="T3">False</text:span>:</text:p>
      <text:p text:style-name="P1"><text:span text:style-name="T3">self</text:span>.sendstatus[<text:span text:style-name="T2">'foreground'</text:span>] = <text:span text:style-name="T2">"dark red"</text:span></text:p>
      <text:p text:style-name="P3">return</text:p>
      <text:p text:style-name="P4"/>
      <text:p text:style-name="P1"><text:span text:style-name="T3">self</text:span>.sendstatus[<text:span text:style-name="T2">'text'</text:span>] = <text:span text:style-name="T2">"Başarıyla tamamlandı..."</text:span></text:p>
      <text:p text:style-name="P6"/>
      <text:p text:style-name="P1"><text:span text:style-name="T3">def</text:span> <text:span text:style-name="T5">deletereceiver</text:span>(<text:span text:style-name="T6">self</text:span>):</text:p>
      <text:p text:style-name="P1"><text:span text:style-name="T3">global</text:span> db</text:p>
      <text:p text:style-name="P4"/>
      <text:p text:style-name="P1">indis = <text:span text:style-name="T3">self</text:span>.maillist.curselection()</text:p>
      <text:p text:style-name="P4"/>
      <text:p text:style-name="P1"><text:span text:style-name="T1">if</text:span> indis:</text:p>
      <text:p text:style-name="P1">selected = <text:span text:style-name="T3">self</text:span>.maillist.get(indis)</text:p>
      <text:p text:style-name="P1">c = db.cursor()</text:p>
      <text:p text:style-name="P4"/>
      <text:p text:style-name="P1">c.execute(<text:span text:style-name="T2">"SELECT oid FROM `mailaddress` WHERE mail=:mail"</text:span>,{</text:p>
      <text:p text:style-name="P1"><text:span text:style-name="T2">"mail"</text:span>: selected</text:p>
      <text:p text:style-name="P1">})</text:p>
      <text:p text:style-name="P4"/>
      <text:p text:style-name="P1">oid = c.fetchone()[<text:span text:style-name="T7">0</text:span>]</text:p>
      <text:p text:style-name="P1"><text:span text:style-name="T1">if</text:span> oid:</text:p>
      <text:p text:style-name="P1">c.execute(<text:span text:style-name="T2">"DELETE FROM `mailaddress` WHERE oid=:oid"</text:span>, {</text:p>
      <text:p text:style-name="P1"><text:span text:style-name="T2">"oid"</text:span>: oid</text:p>
      <text:p text:style-name="P1">})</text:p>
      <text:p text:style-name="P4"/>
      <text:p text:style-name="P1">db.commit()</text:p>
      <text:p text:style-name="P4"/>
      <text:p text:style-name="P1"><text:span text:style-name="T3">self</text:span>.updateReceiverList()</text:p>
      <text:p text:style-name="P4"/>
      <text:p text:style-name="P1"><text:span text:style-name="T3">def</text:span> <text:span text:style-name="T5">addreceiver</text:span>(<text:span text:style-name="T6">self</text:span>):</text:p>
      <text:p text:style-name="P1">formNewReceiver(<text:span text:style-name="T3">self</text:span>)</text:p>
      <text:p text:style-name="P4"/>
      <text:p text:style-name="P1"><text:span text:style-name="T3">def</text:span> <text:span text:style-name="T5">updateReceiverList</text:span>(<text:span text:style-name="T6">self</text:span>):</text:p>
      <text:p text:style-name="P1"><text:span text:style-name="T3">global</text:span> db</text:p>
      <text:p text:style-name="P1">c = db.cursor()</text:p>
      <text:p text:style-name="P1">c.execute(<text:span text:style-name="T2">"SELECT mail FROM `mailaddress` ORDER BY mail DESC"</text:span>)</text:p>
      <text:p text:style-name="P1">maillist = c.fetchall()</text:p>
      <text:p text:style-name="P1">db.commit()</text:p>
      <text:p text:style-name="P4"><text:soft-page-break/></text:p>
      <text:p text:style-name="P1">maillist = <text:span text:style-name="T4">list</text:span>(<text:span text:style-name="T5">map</text:span>(<text:span text:style-name="T3">lambda</text:span> <text:span text:style-name="T6">x</text:span>: x[<text:span text:style-name="T7">0</text:span>], maillist))</text:p>
      <text:p text:style-name="P4"/>
      <text:p text:style-name="P1"><text:span text:style-name="T3">self</text:span>.maillist.delete(<text:span text:style-name="T7">0</text:span>, <text:span text:style-name="T2">'end'</text:span>)</text:p>
      <text:p text:style-name="P1"><text:span text:style-name="T1">for</text:span> mail <text:span text:style-name="T1">in</text:span> maillist:</text:p>
      <text:p text:style-name="P1"><text:span text:style-name="T3">self</text:span>.maillist.insert(<text:span text:style-name="T7">0</text:span>, mail)</text:p>
      <text:p text:style-name="P4"/>
      <text:p text:style-name="P1"><text:span text:style-name="T3">def</text:span> <text:span text:style-name="T5">updateCurrentMails</text:span>(<text:span text:style-name="T6">self</text:span>):</text:p>
      <text:p text:style-name="P1"><text:span text:style-name="T3">global</text:span> db</text:p>
      <text:p text:style-name="P1">c = db.cursor()</text:p>
      <text:p text:style-name="P1">c.execute(<text:span text:style-name="T2">"SELECT mail FROM `smtp` ORDER BY mail DESC"</text:span>)</text:p>
      <text:p text:style-name="P1">maillist = c.fetchall()</text:p>
      <text:p text:style-name="P1">db.commit()</text:p>
      <text:p text:style-name="P4"/>
      <text:p text:style-name="P1">maillist = <text:span text:style-name="T4">list</text:span>(<text:span text:style-name="T5">map</text:span>(<text:span text:style-name="T3">lambda</text:span> <text:span text:style-name="T6">x</text:span>: x[<text:span text:style-name="T7">0</text:span>], maillist))</text:p>
      <text:p text:style-name="P4"/>
      <text:p text:style-name="P1"><text:span text:style-name="T3">self</text:span>.currentmail[<text:span text:style-name="T2">'values'</text:span>] = maillist</text:p>
      <text:p text:style-name="P4"/>
      <text:p text:style-name="P1"><text:span text:style-name="T3">def</text:span> <text:span text:style-name="T5">addnewaccoount</text:span>(<text:span text:style-name="T6">self</text:span>):</text:p>
      <text:p text:style-name="P1">formAddSmtp(<text:span text:style-name="T3">self</text:span>)</text:p>
      <text:p text:style-name="P6"/>
      <text:p text:style-name="P1"><text:span text:style-name="T3">class</text:span> <text:span text:style-name="T4">formAddSmtp</text:span>():</text:p>
      <text:p text:style-name="P4"/>
      <text:p text:style-name="P1"><text:span text:style-name="T3">def</text:span> <text:span text:style-name="T5">__init__</text:span>(<text:span text:style-name="T6">self</text:span>, <text:span text:style-name="T6">main</text:span>):</text:p>
      <text:p text:style-name="P1"><text:span text:style-name="T3">self</text:span>.main = main</text:p>
      <text:p text:style-name="P4"/>
      <text:p text:style-name="P1"><text:span text:style-name="T3">self</text:span>.root = Tk()</text:p>
      <text:p text:style-name="P1"><text:span text:style-name="T3">self</text:span>.root.title(<text:span text:style-name="T2">"Yeni Mail Hesabı Ekle"</text:span>)</text:p>
      <text:p text:style-name="P1"><text:span text:style-name="T3">self</text:span>.root.geometry(<text:span text:style-name="T2">"370x280"</text:span>)</text:p>
      <text:p text:style-name="P4"/>
      <text:p text:style-name="P1"><text:span text:style-name="T3">self</text:span>.root.resizable(<text:span text:style-name="T3">False</text:span>, <text:span text:style-name="T3">False</text:span>)</text:p>
      <text:p text:style-name="P4"/>
      <text:p text:style-name="P1">Label(<text:span text:style-name="T3">self</text:span>.root, <text:span text:style-name="T6">text</text:span>=<text:span text:style-name="T2">"Yeni Mail Hesabı Ekle"</text:span>, <text:span text:style-name="T6">justify</text:span>=CENTER).grid(<text:span text:style-name="T6">row</text:span>=<text:span text:style-name="T7">0</text:span>,<text:span text:style-name="T6">column</text:span>=<text:span text:style-name="T7">0</text:span>,<text:span text:style-name="T6">columnspan</text:span>=<text:span text:style-name="T7">2</text:span>, <text:span text:style-name="T6">padx</text:span>=<text:span text:style-name="T7">5</text:span>, <text:span text:style-name="T6">pady</text:span>=<text:span text:style-name="T7">5</text:span>)</text:p>
      <text:p text:style-name="P1">Label(<text:span text:style-name="T3">self</text:span>.root, <text:span text:style-name="T6">text</text:span>=<text:span text:style-name="T2">"Gönderici İsmi"</text:span>, <text:span text:style-name="T6">justify</text:span>=LEFT).grid(<text:span text:style-name="T6">row</text:span>=<text:span text:style-name="T7">1</text:span>,<text:span text:style-name="T6">column</text:span>=<text:span text:style-name="T7">0</text:span>, <text:span text:style-name="T6">sticky</text:span>=<text:span text:style-name="T2">'w'</text:span>, <text:span text:style-name="T6">padx</text:span>=<text:span text:style-name="T7">5</text:span>)</text:p>
      <text:p text:style-name="P1">Label(<text:span text:style-name="T3">self</text:span>.root, <text:span text:style-name="T6">text</text:span>=<text:span text:style-name="T2">"Mail Adresi"</text:span>, <text:span text:style-name="T6">justify</text:span>=LEFT).grid(<text:span text:style-name="T6">row</text:span>=<text:span text:style-name="T7">2</text:span>,<text:span text:style-name="T6">column</text:span>=<text:span text:style-name="T7">0</text:span>, <text:span text:style-name="T6">sticky</text:span>=<text:span text:style-name="T2">'w'</text:span>, <text:span text:style-name="T6">padx</text:span>=<text:span text:style-name="T7">5</text:span>)</text:p>
      <text:p text:style-name="P1">Label(<text:span text:style-name="T3">self</text:span>.root, <text:span text:style-name="T6">text</text:span>=<text:span text:style-name="T2">"Parola"</text:span>, <text:span text:style-name="T6">justify</text:span>=LEFT).grid(<text:span text:style-name="T6">row</text:span>=<text:span text:style-name="T7">3</text:span>,<text:span text:style-name="T6">column</text:span>=<text:span text:style-name="T7">0</text:span>, <text:span text:style-name="T6">sticky</text:span>=<text:span text:style-name="T2">'w'</text:span>, <text:span text:style-name="T6">padx</text:span>=<text:span text:style-name="T7">5</text:span>)</text:p>
      <text:p text:style-name="P1">Label(<text:span text:style-name="T3">self</text:span>.root, <text:span text:style-name="T6">text</text:span>=<text:span text:style-name="T2">"Sunucu"</text:span>, <text:span text:style-name="T6">justify</text:span>=LEFT).grid(<text:span text:style-name="T6">row</text:span>=<text:span text:style-name="T7">4</text:span>,<text:span text:style-name="T6">column</text:span>=<text:span text:style-name="T7">0</text:span>, <text:span text:style-name="T6">sticky</text:span>=<text:span text:style-name="T2">'w'</text:span>, <text:span text:style-name="T6">padx</text:span>=<text:span text:style-name="T7">5</text:span>)</text:p>
      <text:p text:style-name="P1">Label(<text:span text:style-name="T3">self</text:span>.root, <text:span text:style-name="T6">text</text:span>=<text:span text:style-name="T2">"Port"</text:span>, <text:span text:style-name="T6">justify</text:span>=LEFT).grid(<text:span text:style-name="T6">row</text:span>=<text:span text:style-name="T7">5</text:span>,<text:span text:style-name="T6">column</text:span>=<text:span text:style-name="T7">0</text:span>, <text:span text:style-name="T6">sticky</text:span>=<text:span text:style-name="T2">'w'</text:span>, <text:span text:style-name="T6">padx</text:span>=<text:span text:style-name="T7">5</text:span>)</text:p>
      <text:p text:style-name="P4"/>
      <text:p text:style-name="P1"><text:span text:style-name="T3">self</text:span>.sendername = Entry(<text:span text:style-name="T3">self</text:span>.root, <text:span text:style-name="T6">width</text:span>=<text:span text:style-name="T7">30</text:span>)</text:p>
      <text:p text:style-name="P1"><text:span text:style-name="T3">self</text:span>.mail = Entry(<text:span text:style-name="T3">self</text:span>.root, <text:span text:style-name="T6">width</text:span>=<text:span text:style-name="T7">30</text:span>)</text:p>
      <text:p text:style-name="P1"><text:span text:style-name="T3">self</text:span>.passwd = Entry(<text:span text:style-name="T3">self</text:span>.root, <text:span text:style-name="T6">show</text:span>=<text:span text:style-name="T2">"*"</text:span>, <text:span text:style-name="T6">width</text:span>=<text:span text:style-name="T7">30</text:span>)</text:p>
      <text:p text:style-name="P1"><text:span text:style-name="T3">self</text:span>.server = Entry(<text:span text:style-name="T3">self</text:span>.root, <text:span text:style-name="T6">width</text:span>=<text:span text:style-name="T7">30</text:span>)</text:p>
      <text:p text:style-name="P1"><text:span text:style-name="T3">self</text:span>.port = ttk.Combobox(<text:span text:style-name="T3">self</text:span>.root, <text:span text:style-name="T6">state</text:span>=<text:span text:style-name="T2">"readonly"</text:span>, <text:span text:style-name="T6">width</text:span>=<text:span text:style-name="T7">29</text:span>)</text:p>
      <text:p text:style-name="P4"/>
      <text:p text:style-name="P1"><text:span text:style-name="T3">self</text:span>.sendername.grid(<text:span text:style-name="T6">row</text:span>=<text:span text:style-name="T7">1</text:span>,<text:span text:style-name="T6">column</text:span>=<text:span text:style-name="T7">1</text:span>, <text:span text:style-name="T6">sticky</text:span>=<text:span text:style-name="T2">'w'</text:span>,<text:span text:style-name="T6">pady</text:span>=<text:span text:style-name="T7">5</text:span>, <text:span text:style-name="T6">padx</text:span>=<text:span text:style-name="T7">5</text:span>)</text:p>
      <text:p text:style-name="P1"><text:span text:style-name="T3">self</text:span>.mail.grid(<text:span text:style-name="T6">row</text:span>=<text:span text:style-name="T7">2</text:span>,<text:span text:style-name="T6">column</text:span>=<text:span text:style-name="T7">1</text:span>, <text:span text:style-name="T6">sticky</text:span>=<text:span text:style-name="T2">'w'</text:span>,<text:span text:style-name="T6">pady</text:span>=<text:span text:style-name="T7">5</text:span>, <text:span text:style-name="T6">padx</text:span>=<text:span text:style-name="T7">5</text:span>)</text:p>
      <text:p text:style-name="P1"><text:soft-page-break/><text:span text:style-name="T3">self</text:span>.passwd.grid(<text:span text:style-name="T6">row</text:span>=<text:span text:style-name="T7">3</text:span>,<text:span text:style-name="T6">column</text:span>=<text:span text:style-name="T7">1</text:span>, <text:span text:style-name="T6">sticky</text:span>=<text:span text:style-name="T2">'w'</text:span>,<text:span text:style-name="T6">pady</text:span>=<text:span text:style-name="T7">5</text:span>, <text:span text:style-name="T6">padx</text:span>=<text:span text:style-name="T7">5</text:span>)</text:p>
      <text:p text:style-name="P1"><text:span text:style-name="T3">self</text:span>.server.grid(<text:span text:style-name="T6">row</text:span>=<text:span text:style-name="T7">4</text:span>,<text:span text:style-name="T6">column</text:span>=<text:span text:style-name="T7">1</text:span>, <text:span text:style-name="T6">sticky</text:span>=<text:span text:style-name="T2">'w'</text:span>,<text:span text:style-name="T6">pady</text:span>=<text:span text:style-name="T7">5</text:span>, <text:span text:style-name="T6">padx</text:span>=<text:span text:style-name="T7">5</text:span>)</text:p>
      <text:p text:style-name="P1"><text:span text:style-name="T3">self</text:span>.port.grid(<text:span text:style-name="T6">row</text:span>=<text:span text:style-name="T7">5</text:span>,<text:span text:style-name="T6">column</text:span>=<text:span text:style-name="T7">1</text:span>, <text:span text:style-name="T6">sticky</text:span>=<text:span text:style-name="T2">'w'</text:span>,<text:span text:style-name="T6">pady</text:span>=<text:span text:style-name="T7">5</text:span>, <text:span text:style-name="T6">padx</text:span>=<text:span text:style-name="T7">5</text:span>)</text:p>
      <text:p text:style-name="P1"><text:span text:style-name="T3">self</text:span>.port[<text:span text:style-name="T2">'values'</text:span>] = (<text:span text:style-name="T2">'465'</text:span>, <text:span text:style-name="T2">'587'</text:span>)</text:p>
      <text:p text:style-name="P1"><text:span text:style-name="T3">self</text:span>.port.current(<text:span text:style-name="T7">0</text:span>)</text:p>
      <text:p text:style-name="P4"/>
      <text:p text:style-name="P1">Button(<text:span text:style-name="T3">self</text:span>.root, <text:span text:style-name="T6">text</text:span>=<text:span text:style-name="T2">"Test Et"</text:span>, <text:span text:style-name="T6">command</text:span>=<text:span text:style-name="T3">self</text:span>.maketest).grid(<text:span text:style-name="T6">row</text:span>=<text:span text:style-name="T7">7</text:span>, <text:span text:style-name="T6">column</text:span>=<text:span text:style-name="T7">0</text:span>, <text:span text:style-name="T6">columnspan</text:span>=<text:span text:style-name="T7">2</text:span>, <text:span text:style-name="T6">pady</text:span>=<text:span text:style-name="T7">5</text:span>, <text:span text:style-name="T6">padx</text:span>=<text:span text:style-name="T7">5</text:span>, <text:span text:style-name="T6">sticky</text:span>=<text:span text:style-name="T2">'nesw'</text:span>)</text:p>
      <text:p text:style-name="P1">Button(<text:span text:style-name="T3">self</text:span>.root, <text:span text:style-name="T6">text</text:span>=<text:span text:style-name="T2">"Iptal"</text:span>, <text:span text:style-name="T6">command</text:span>=<text:span text:style-name="T3">lambda</text:span>: <text:span text:style-name="T3">self</text:span>.root.destroy()).grid(<text:span text:style-name="T6">row</text:span>=<text:span text:style-name="T7">8</text:span>, <text:span text:style-name="T6">column</text:span>=<text:span text:style-name="T7">0</text:span>, <text:span text:style-name="T6">columnspan</text:span>=<text:span text:style-name="T7">2</text:span>, <text:span text:style-name="T6">pady</text:span>=<text:span text:style-name="T7">5</text:span>, <text:span text:style-name="T6">padx</text:span>=<text:span text:style-name="T7">5</text:span>, <text:span text:style-name="T6">sticky</text:span>=<text:span text:style-name="T2">'nesw'</text:span>)</text:p>
      <text:p text:style-name="P4"/>
      <text:p text:style-name="P1"><text:span text:style-name="T3">self</text:span>.root.mainloop()</text:p>
      <text:p text:style-name="P4"/>
      <text:p text:style-name="P1"><text:span text:style-name="T3">def</text:span> <text:span text:style-name="T5">maketest</text:span>(<text:span text:style-name="T6">self</text:span>):</text:p>
      <text:p text:style-name="P1">settings = {</text:p>
      <text:p text:style-name="P1"><text:span text:style-name="T2">"server"</text:span>: <text:span text:style-name="T3">self</text:span>.server.get(),</text:p>
      <text:p text:style-name="P1"><text:span text:style-name="T2">"mail"</text:span>: <text:span text:style-name="T3">self</text:span>.mail.get(),</text:p>
      <text:p text:style-name="P1"><text:span text:style-name="T2">"passwd"</text:span>: <text:span text:style-name="T3">self</text:span>.passwd.get(),</text:p>
      <text:p text:style-name="P1"><text:span text:style-name="T2">"port"</text:span>: <text:span text:style-name="T4">int</text:span>(<text:span text:style-name="T3">self</text:span>.port.get()),</text:p>
      <text:p text:style-name="P1">}</text:p>
      <text:p text:style-name="P1">receiverlist = [</text:p>
      <text:p text:style-name="P1">{</text:p>
      <text:p text:style-name="P1"><text:span text:style-name="T2">"name"</text:span>: <text:span text:style-name="T3">self</text:span>.sendername.get(),</text:p>
      <text:p text:style-name="P1"><text:span text:style-name="T2">"mail"</text:span>: <text:span text:style-name="T3">self</text:span>.mail.get(),</text:p>
      <text:p text:style-name="P1">}</text:p>
      <text:p text:style-name="P1">]</text:p>
      <text:p text:style-name="P1">title = <text:span text:style-name="T2">"Test Mail"</text:span></text:p>
      <text:p text:style-name="P1">message = <text:span text:style-name="T2">"Bu bir sınama mailidir. Lütfen bunu dikkate almayın!"</text:span></text:p>
      <text:p text:style-name="P4"/>
      <text:p text:style-name="P1">state = <text:span text:style-name="T3">False</text:span></text:p>
      <text:p text:style-name="P1"><text:span text:style-name="T1">for</text:span> s <text:span text:style-name="T1">in</text:span> sendMail(title, message, settings, receiverlist):</text:p>
      <text:p text:style-name="P1">state = s[<text:span text:style-name="T2">'status'</text:span>]</text:p>
      <text:p text:style-name="P4"/>
      <text:p text:style-name="P1"><text:span text:style-name="T1">if</text:span> state == <text:span text:style-name="T3">True</text:span>:</text:p>
      <text:p text:style-name="P1"><text:span text:style-name="T3">self</text:span>.sendername.config(<text:span text:style-name="T6">state</text:span>=<text:span text:style-name="T2">'disabled'</text:span>)</text:p>
      <text:p text:style-name="P1"><text:span text:style-name="T3">self</text:span>.mail.config(<text:span text:style-name="T6">state</text:span>=<text:span text:style-name="T2">'disabled'</text:span>)</text:p>
      <text:p text:style-name="P1"><text:span text:style-name="T3">self</text:span>.passwd.config(<text:span text:style-name="T6">state</text:span>=<text:span text:style-name="T2">'disabled'</text:span>)</text:p>
      <text:p text:style-name="P1"><text:span text:style-name="T3">self</text:span>.server.config(<text:span text:style-name="T6">state</text:span>=<text:span text:style-name="T2">'disabled'</text:span>)</text:p>
      <text:p text:style-name="P1"><text:span text:style-name="T3">self</text:span>.port.config(<text:span text:style-name="T6">state</text:span>=<text:span text:style-name="T2">'disabled'</text:span>)</text:p>
      <text:p text:style-name="P1">Button(<text:span text:style-name="T3">self</text:span>.root, <text:span text:style-name="T6">text</text:span>=<text:span text:style-name="T2">"Kaydet"</text:span>, <text:span text:style-name="T6">command</text:span>=<text:span text:style-name="T3">self</text:span>.savesmtp).grid(<text:span text:style-name="T6">row</text:span>=<text:span text:style-name="T7">7</text:span>, <text:span text:style-name="T6">column</text:span>=<text:span text:style-name="T7">0</text:span>, <text:span text:style-name="T6">columnspan</text:span>=<text:span text:style-name="T7">2</text:span>, <text:span text:style-name="T6">pady</text:span>=<text:span text:style-name="T7">5</text:span>, <text:span text:style-name="T6">padx</text:span>=<text:span text:style-name="T7">5</text:span>, <text:span text:style-name="T6">sticky</text:span>=<text:span text:style-name="T2">'nesw'</text:span>)</text:p>
      <text:p text:style-name="P4"/>
      <text:p text:style-name="P1"><text:span text:style-name="T3">def</text:span> <text:span text:style-name="T5">savesmtp</text:span>(<text:span text:style-name="T6">self</text:span>):</text:p>
      <text:p text:style-name="P1"><text:span text:style-name="T3">global</text:span> db</text:p>
      <text:p text:style-name="P4"/>
      <text:p text:style-name="P1">key = <text:span text:style-name="T3">b</text:span><text:span text:style-name="T2">'Rd_SYbKvCa33Bk6ceRrTnZJpYYYqVU5kJs_OvYV7ZEM='</text:span></text:p>
      <text:p text:style-name="P1">passwd = <text:span text:style-name="T3">self</text:span>.passwd.get()</text:p>
      <text:p text:style-name="P1">passwd = encrypt(passwd.encode(), key.decode())</text:p>
      <text:p text:style-name="P4"/>
      <text:p text:style-name="P1">settings = {</text:p>
      <text:p text:style-name="P1"><text:span text:style-name="T2">"sendername"</text:span>: <text:span text:style-name="T3">self</text:span>.sendername.get(),</text:p>
      <text:p text:style-name="P1"><text:soft-page-break/><text:span text:style-name="T2">"server"</text:span>: <text:span text:style-name="T3">self</text:span>.server.get(),</text:p>
      <text:p text:style-name="P1"><text:span text:style-name="T2">"mail"</text:span>: <text:span text:style-name="T3">self</text:span>.mail.get(),</text:p>
      <text:p text:style-name="P1"><text:span text:style-name="T2">"passwd"</text:span>: passwd,</text:p>
      <text:p text:style-name="P1"><text:span text:style-name="T2">"port"</text:span>: <text:span text:style-name="T4">int</text:span>(<text:span text:style-name="T3">self</text:span>.port.get()),</text:p>
      <text:p text:style-name="P1">}</text:p>
      <text:p text:style-name="P4"/>
      <text:p text:style-name="P1">c = db.cursor()</text:p>
      <text:p text:style-name="P1">c.execute(<text:span text:style-name="T2">"INSERT INTO `smtp` VALUES (:sendername, :mail, :passwd, :server, :port)"</text:span>, settings)</text:p>
      <text:p text:style-name="P1">db.commit()</text:p>
      <text:p text:style-name="P4"/>
      <text:p text:style-name="P1"><text:span text:style-name="T3">self</text:span>.main.updateCurrentMails()</text:p>
      <text:p text:style-name="P4"/>
      <text:p text:style-name="P1"><text:span text:style-name="T3">self</text:span>.root.destroy()</text:p>
      <text:p text:style-name="P4"/>
      <text:p text:style-name="P1"><text:span text:style-name="T3">class</text:span> <text:span text:style-name="T4">formNewReceiver</text:span>():</text:p>
      <text:p text:style-name="P1"><text:span text:style-name="T3">def</text:span> <text:span text:style-name="T5">__init__</text:span>(<text:span text:style-name="T6">self</text:span>, <text:span text:style-name="T6">main</text:span>):</text:p>
      <text:p text:style-name="P1"><text:span text:style-name="T3">self</text:span>.main = main</text:p>
      <text:p text:style-name="P4"/>
      <text:p text:style-name="P1"><text:span text:style-name="T3">self</text:span>.root = Tk()</text:p>
      <text:p text:style-name="P1"><text:span text:style-name="T3">self</text:span>.root.title(<text:span text:style-name="T2">"Yeni Kişi Ekle"</text:span>)</text:p>
      <text:p text:style-name="P1"><text:span text:style-name="T3">self</text:span>.root.geometry(<text:span text:style-name="T2">"350x230"</text:span>)</text:p>
      <text:p text:style-name="P4"/>
      <text:p text:style-name="P1"><text:span text:style-name="T3">self</text:span>.root.resizable(<text:span text:style-name="T3">False</text:span>, <text:span text:style-name="T3">False</text:span>)</text:p>
      <text:p text:style-name="P4"/>
      <text:p text:style-name="P1">Label(<text:span text:style-name="T3">self</text:span>.root, <text:span text:style-name="T6">text</text:span>=<text:span text:style-name="T2">"Yeni Kişi Ekle"</text:span>, <text:span text:style-name="T6">justify</text:span>=CENTER).grid(<text:span text:style-name="T6">row</text:span>=<text:span text:style-name="T7">0</text:span>,<text:span text:style-name="T6">column</text:span>=<text:span text:style-name="T7">0</text:span>,<text:span text:style-name="T6">columnspan</text:span>=<text:span text:style-name="T7">2</text:span>, <text:span text:style-name="T6">padx</text:span>=<text:span text:style-name="T7">5</text:span>, <text:span text:style-name="T6">pady</text:span>=<text:span text:style-name="T7">5</text:span>)</text:p>
      <text:p text:style-name="P1">Label(<text:span text:style-name="T3">self</text:span>.root, <text:span text:style-name="T6">text</text:span>=<text:span text:style-name="T2">"Alıcı İsmi"</text:span>, <text:span text:style-name="T6">justify</text:span>=LEFT).grid(<text:span text:style-name="T6">row</text:span>=<text:span text:style-name="T7">1</text:span>,<text:span text:style-name="T6">column</text:span>=<text:span text:style-name="T7">0</text:span>, <text:span text:style-name="T6">sticky</text:span>=<text:span text:style-name="T2">'w'</text:span>, <text:span text:style-name="T6">padx</text:span>=<text:span text:style-name="T7">5</text:span>)</text:p>
      <text:p text:style-name="P1">Label(<text:span text:style-name="T3">self</text:span>.root, <text:span text:style-name="T6">text</text:span>=<text:span text:style-name="T2">"Mail Adresi"</text:span>, <text:span text:style-name="T6">justify</text:span>=LEFT).grid(<text:span text:style-name="T6">row</text:span>=<text:span text:style-name="T7">2</text:span>,<text:span text:style-name="T6">column</text:span>=<text:span text:style-name="T7">0</text:span>, <text:span text:style-name="T6">sticky</text:span>=<text:span text:style-name="T2">'w'</text:span>, <text:span text:style-name="T6">padx</text:span>=<text:span text:style-name="T7">5</text:span>)</text:p>
      <text:p text:style-name="P4"/>
      <text:p text:style-name="P1"><text:span text:style-name="T3">self</text:span>.name = Entry(<text:span text:style-name="T3">self</text:span>.root, <text:span text:style-name="T6">width</text:span>=<text:span text:style-name="T7">30</text:span>)</text:p>
      <text:p text:style-name="P1"><text:span text:style-name="T3">self</text:span>.mail = Entry(<text:span text:style-name="T3">self</text:span>.root, <text:span text:style-name="T6">width</text:span>=<text:span text:style-name="T7">30</text:span>)</text:p>
      <text:p text:style-name="P4"/>
      <text:p text:style-name="P1"><text:span text:style-name="T3">self</text:span>.name.grid(<text:span text:style-name="T6">row</text:span>=<text:span text:style-name="T7">1</text:span>,<text:span text:style-name="T6">column</text:span>=<text:span text:style-name="T7">1</text:span>, <text:span text:style-name="T6">sticky</text:span>=<text:span text:style-name="T2">'w'</text:span>,<text:span text:style-name="T6">pady</text:span>=<text:span text:style-name="T7">5</text:span>, <text:span text:style-name="T6">padx</text:span>=<text:span text:style-name="T7">5</text:span>)</text:p>
      <text:p text:style-name="P1"><text:span text:style-name="T3">self</text:span>.mail.grid(<text:span text:style-name="T6">row</text:span>=<text:span text:style-name="T7">2</text:span>,<text:span text:style-name="T6">column</text:span>=<text:span text:style-name="T7">1</text:span>, <text:span text:style-name="T6">sticky</text:span>=<text:span text:style-name="T2">'w'</text:span>,<text:span text:style-name="T6">pady</text:span>=<text:span text:style-name="T7">5</text:span>, <text:span text:style-name="T6">padx</text:span>=<text:span text:style-name="T7">5</text:span>)</text:p>
      <text:p text:style-name="P4"/>
      <text:p text:style-name="P1">Button(<text:span text:style-name="T3">self</text:span>.root, <text:span text:style-name="T6">text</text:span>=<text:span text:style-name="T2">"Kaydet"</text:span>, <text:span text:style-name="T6">command</text:span>=<text:span text:style-name="T3">self</text:span>.savemail).grid(<text:span text:style-name="T6">row</text:span>=<text:span text:style-name="T7">4</text:span>, <text:span text:style-name="T6">column</text:span>=<text:span text:style-name="T7">0</text:span>, <text:span text:style-name="T6">columnspan</text:span>=<text:span text:style-name="T7">2</text:span>, <text:span text:style-name="T6">pady</text:span>=<text:span text:style-name="T7">5</text:span>, <text:span text:style-name="T6">padx</text:span>=<text:span text:style-name="T7">5</text:span>, <text:span text:style-name="T6">sticky</text:span>=<text:span text:style-name="T2">'nesw'</text:span>)</text:p>
      <text:p text:style-name="P1">Button(<text:span text:style-name="T3">self</text:span>.root, <text:span text:style-name="T6">text</text:span>=<text:span text:style-name="T2">"Iptal"</text:span>, <text:span text:style-name="T6">command</text:span>=<text:span text:style-name="T3">lambda</text:span>: <text:span text:style-name="T3">self</text:span>.root.destroy()).grid(<text:span text:style-name="T6">row</text:span>=<text:span text:style-name="T7">5</text:span>, <text:span text:style-name="T6">column</text:span>=<text:span text:style-name="T7">0</text:span>, <text:span text:style-name="T6">columnspan</text:span>=<text:span text:style-name="T7">2</text:span>, <text:span text:style-name="T6">pady</text:span>=<text:span text:style-name="T7">5</text:span>, <text:span text:style-name="T6">padx</text:span>=<text:span text:style-name="T7">5</text:span>, <text:span text:style-name="T6">sticky</text:span>=<text:span text:style-name="T2">'nesw'</text:span>)</text:p>
      <text:p text:style-name="P4"/>
      <text:p text:style-name="P1"><text:span text:style-name="T3">self</text:span>.statustext = Label(<text:span text:style-name="T3">self</text:span>.root, <text:span text:style-name="T6">text</text:span>=<text:span text:style-name="T2">""</text:span>, <text:span text:style-name="T6">justify</text:span>=CENTER, <text:span text:style-name="T6">foreground</text:span>=<text:span text:style-name="T2">"dark red"</text:span>)</text:p>
      <text:p text:style-name="P1"><text:span text:style-name="T3">self</text:span>.statustext.grid(<text:span text:style-name="T6">row</text:span>=<text:span text:style-name="T7">3</text:span>,<text:span text:style-name="T6">column</text:span>=<text:span text:style-name="T7">0</text:span>, <text:span text:style-name="T6">padx</text:span>=<text:span text:style-name="T7">5</text:span>, <text:span text:style-name="T6">columnspan</text:span>=<text:span text:style-name="T7">2</text:span>)</text:p>
      <text:p text:style-name="P4"/>
      <text:p text:style-name="P1"><text:span text:style-name="T3">self</text:span>.root.mainloop()</text:p>
      <text:p text:style-name="P4"/>
      <text:p text:style-name="P1"><text:span text:style-name="T3">def</text:span> <text:span text:style-name="T5">savemail</text:span>(<text:span text:style-name="T6">self</text:span>):</text:p>
      <text:p text:style-name="P1"><text:span text:style-name="T3">global</text:span> db</text:p>
      <text:p text:style-name="P1">email = <text:span text:style-name="T3">self</text:span>.mail.get()</text:p>
      <text:p text:style-name="P1">name = <text:span text:style-name="T3">self</text:span>.name.get()</text:p>
      <text:p text:style-name="P1"><text:soft-page-break/><text:span text:style-name="T1">if</text:span> checkmail(email):</text:p>
      <text:p text:style-name="P1"><text:span text:style-name="T1">try</text:span>:</text:p>
      <text:p text:style-name="P4"/>
      <text:p text:style-name="P1"><text:span text:style-name="T1">if</text:span> <text:span text:style-name="T5">len</text:span>(name) &gt; <text:span text:style-name="T7">3</text:span>:</text:p>
      <text:p text:style-name="P1">c = db.cursor()</text:p>
      <text:p text:style-name="P4"/>
      <text:p text:style-name="P1">c.execute(<text:span text:style-name="T2">"SELECT count(*) FROM `mailaddress` WHERE mail=:mail"</text:span>,{</text:p>
      <text:p text:style-name="P1"><text:span text:style-name="T2">"mail"</text:span>: email</text:p>
      <text:p text:style-name="P1">})</text:p>
      <text:p text:style-name="P4"/>
      <text:p text:style-name="P1">mailcount = c.fetchone()[<text:span text:style-name="T7">0</text:span>]</text:p>
      <text:p text:style-name="P4"/>
      <text:p text:style-name="P1"><text:span text:style-name="T1">if</text:span> mailcount != <text:span text:style-name="T7">0</text:span>:</text:p>
      <text:p text:style-name="P1"><text:span text:style-name="T3">self</text:span>.statustext[<text:span text:style-name="T2">'text'</text:span>] = <text:span text:style-name="T2">"Bu mail daha önce eklenmiş!"</text:span></text:p>
      <text:p text:style-name="P1"><text:span text:style-name="T3">self</text:span>.statustext[<text:span text:style-name="T2">'foreground'</text:span>] = <text:span text:style-name="T2">"dark red"</text:span></text:p>
      <text:p text:style-name="P4"/>
      <text:p text:style-name="P1"><text:span text:style-name="T1">else</text:span>:</text:p>
      <text:p text:style-name="P1">c.execute(<text:span text:style-name="T2">"INSERT INTO `mailaddress` VALUES (:name, :mail, 0)"</text:span>,{</text:p>
      <text:p text:style-name="P1"><text:span text:style-name="T2">"name"</text:span>: name,</text:p>
      <text:p text:style-name="P1"><text:span text:style-name="T2">"mail"</text:span>: email</text:p>
      <text:p text:style-name="P1">})</text:p>
      <text:p text:style-name="P4"/>
      <text:p text:style-name="P1"><text:span text:style-name="T3">self</text:span>.statustext[<text:span text:style-name="T2">'text'</text:span>] = <text:span text:style-name="T2">"Yeni kişi eklendi"</text:span></text:p>
      <text:p text:style-name="P1"><text:span text:style-name="T3">self</text:span>.statustext[<text:span text:style-name="T2">'foreground'</text:span>] = <text:span text:style-name="T2">"dark green"</text:span></text:p>
      <text:p text:style-name="P1"><text:span text:style-name="T3">self</text:span>.name.delete(<text:span text:style-name="T7">0</text:span>, <text:span text:style-name="T2">'end'</text:span>)</text:p>
      <text:p text:style-name="P1"><text:span text:style-name="T3">self</text:span>.mail.delete(<text:span text:style-name="T7">0</text:span>, <text:span text:style-name="T2">'end'</text:span>)</text:p>
      <text:p text:style-name="P1"><text:span text:style-name="T3">self</text:span>.main.updateReceiverList()</text:p>
      <text:p text:style-name="P4"/>
      <text:p text:style-name="P1">db.commit()</text:p>
      <text:p text:style-name="P4"/>
      <text:p text:style-name="P1"><text:span text:style-name="T1">else</text:span>:</text:p>
      <text:p text:style-name="P1"><text:span text:style-name="T3">self</text:span>.statustext[<text:span text:style-name="T2">'text'</text:span>] = <text:span text:style-name="T2">"Kişinin ismini kontrol ediniz!"</text:span></text:p>
      <text:p text:style-name="P1"><text:span text:style-name="T3">self</text:span>.statustext[<text:span text:style-name="T2">'foreground'</text:span>] = <text:span text:style-name="T2">"dark red"</text:span></text:p>
      <text:p text:style-name="P1"><text:span text:style-name="T1">except</text:span>:</text:p>
      <text:p text:style-name="P1"><text:span text:style-name="T3">self</text:span>.statustext[<text:span text:style-name="T2">'text'</text:span>] = <text:span text:style-name="T2">"Kişi kaydedilemedi!"</text:span></text:p>
      <text:p text:style-name="P1"><text:span text:style-name="T3">self</text:span>.statustext[<text:span text:style-name="T2">'foreground'</text:span>] = <text:span text:style-name="T2">"dark red"</text:span></text:p>
      <text:p text:style-name="P1"><text:span text:style-name="T1">else</text:span>:</text:p>
      <text:p text:style-name="P1"><text:span text:style-name="T3">self</text:span>.statustext[<text:span text:style-name="T2">'text'</text:span>] = <text:span text:style-name="T2">"Girdiğiniz mail adresi geçersiz!"</text:span></text:p>
      <text:p text:style-name="P1"><text:span text:style-name="T3">self</text:span>.statustext[<text:span text:style-name="T2">'foreground'</text:span>] = <text:span text:style-name="T2">"dark red"</text:span></text:p>
      <text:p text:style-name="P6"/>
      <text:p text:style-name="P1">main = mainForm()</text:p>
      <text:p text:style-name="P4"/>
      <text:p text:style-name="P1">db.close(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1T11:34:45.068360117</meta:creation-date>
    <dc:date>2021-06-11T11:38:37.849149273</dc:date>
    <meta:editing-duration>PT3M54S</meta:editing-duration>
    <meta:editing-cycles>1</meta:editing-cycles>
    <meta:document-statistic meta:table-count="0" meta:image-count="0" meta:object-count="0" meta:page-count="7" meta:paragraph-count="256" meta:word-count="802" meta:character-count="8677" meta:non-whitespace-character-count="8131"/>
    <meta:generator>LibreOffice/7.1.3.2$Linux_X86_64 LibreOffice_project/12a8e3cbd24a3757385a302d290655d4f3c7ebf1</meta:generator>
  </office:meta>
</office:document-meta>
</file>